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0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2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office:value-type="string" calcext:value-type="string">
            <text:p>private AMS</text:p>
          </table:table-cell>
          <table:table-cell table:number-columns-repeated="1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enalty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number-columns-repeated="3"/>
          <table:table-cell office:value-type="string" calcext:value-type="string">
            <text:p>k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olver</text:p>
          </table:table-cell>
          <table:table-cell table:number-columns-repeated="2" office:value-type="string" calcext:value-type="string">
            <text:p>liblinear</text:p>
          </table:table-cell>
          <table:table-cell table:number-columns-repeated="3"/>
          <table:table-cell office:value-type="string" calcext:value-type="string">
            <text:p>FeatureList / 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style-name="ce2" office:value-type="float" office:value="2.90329372594707" calcext:value-type="float">
            <text:p>2.90329372594707</text:p>
          </table:table-cell>
          <table:table-cell table:style-name="ce2" office:value-type="float" office:value="2.89480221953026" calcext:value-type="float">
            <text:p>2.89480221953026</text:p>
          </table:table-cell>
          <table:table-cell table:number-columns-repeated="3"/>
          <table:table-cell office:value-type="string" calcext:value-type="string">
            <text:p>all</text:p>
          </table:table-cell>
          <table:table-cell table:number-columns-repeated="3"/>
          <table:table-cell table:style-name="ce2" office:value-type="float" office:value="2.75077024968557" calcext:value-type="float">
            <text:p>2.750770249685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ce1" office:value-type="float" office:value="3.16898100596943" calcext:value-type="float">
            <text:p>3.16898100596943</text:p>
          </table:table-cell>
          <table:table-cell/>
        </table:table-row>
        <table:table-row table:style-name="ro1" table:number-rows-repeated="21">
          <table:table-cell table:number-columns-repeated="17"/>
        </table:table-row>
        <table:table-row table:style-name="ro1">
          <table:table-cell office:value-type="string" calcext:value-type="string">
            <text:p>featureLists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DER_mass_MMC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DER_mass_transverse_met_lep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DER_mass_vis 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DER_met_phi_centrality 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DER_pt_ratio_lep_tau 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RI_tau_pt </text:p>
          </table:table-cell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DER_pt_h 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.00.0000</text:date>, <text:time style:data-style-name="N2" text:time-value="13:52:12.4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6M57S</meta:editing-duration>
    <meta:editing-cycles>4</meta:editing-cycles>
    <meta:generator>LibreOffice/4.2.1.1$Windows_x86 LibreOffice_project/d7dbbd7842e6a58b0f521599204e827654e1fb8b</meta:generator>
    <dc:date>2016-01-25T22:36:16.835000000</dc:date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